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écnico del módulo : <text:tab/><text:tab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<text:tab/>*/</text:p>
      <text:p text:style-name="P2">/* <text:tab/>Ultima versión : v 1.0<text:tab/><text:tab/><text:tab/><text:tab/><text:tab/><text:tab/><text:tab/><text:tab/><text:tab/><text:tab/>*/</text:p>
      <text:p text:style-name="P2">/*<text:tab/>Descripción : Definición de nuevos tipos de variables<text:tab/>*/</text:p>
      <text:p text:style-name="P2">/*<text:tab/><text:tab/> y de constantes globales.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NUEVO</text:p>
      <text:p text:style-name="P2">#define NUEVO</text:p>
      <text:p text:style-name="P3"><text:span text:style-name="T1"/></text:p>
      <text:p text:style-name="P2">#define FALSE 0</text:p>
      <text:p text:style-name="P2">#define TRUE 1</text:p>
      <text:p text:style-name="P2">#define MAXCHARS 20</text:p>
      <text:p text:style-name="P2">#define KITERMAX 3</text:p>
      <text:p text:style-name="P2">#define NDEC 12</text:p>
      <text:p text:style-name="P2">#define COTA 1.0e-5</text:p>
      <text:p text:style-name="P2">#define EPSDIV 2.0</text:p>
      <text:p text:style-name="P2">#define INFINITO 1.0e+300</text:p>
      <text:p text:style-name="P3"><text:span text:style-name="T1"/></text:p>
      <text:p text:style-name="P2">enum {NOERROR,ERRMEMO,ERRFTO,ERRFICHRD,ERRFICHWR,ERRITER};</text:p>
      <text:p text:style-name="P2">enum {PROD,PRETRANS,POSTTRANS};</text:p>
      <text:p text:style-name="P3"><text:span text:style-name="T1"/></text:p>
      <text:p text:style-name="P2">typedef double escalar;</text:p>
      <text:p text:style-name="P2">typedef double * vector;</text:p>
      <text:p text:style-name="P2">typedef double ** matriz;</text:p>
      <text:p text:style-name="P2">typedef unsigned int indice;</text:p>
      <text:p text:style-name="P2">typedef unsigned char bool;</text:p>
      <text:p text:style-name="P2">typedef char string[MAXCHARS];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1" meta:paragraph-count="30" meta:word-count="106" meta:character-count="886" meta:non-whitespace-character-count="704"/>
  </office:meta>
</office:document-meta>
</file>